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 svg:font-family="'Times ne'"/>
    <style:font-face style:name="Times new Roman" svg:font-family="'Times new Roman'" style:font-family-generic="roman"/>
  </office:font-face-decls>
  <office:automatic-styles>
    <style:style style:name="P1" style:family="paragraph" style:parent-style-name="Standard">
      <style:paragraph-properties fo:text-align="center" style:justify-single-word="false"/>
      <style:text-properties style:font-name="Times new Roman" fo:font-size="16pt" fo:language="fr" fo:country="FR" fo:font-weight="bold" officeooo:rsid="001f2fda" officeooo:paragraph-rsid="001f2fda"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Times new Roman" fo:font-size="14pt" fo:language="fr" fo:country="FR" fo:font-weight="bold" officeooo:rsid="001f2fda" officeooo:paragraph-rsid="001f2fda" style:font-size-asian="12.25pt" style:font-weight-asian="bold" style:font-size-complex="14pt" style:font-weight-complex="bold"/>
    </style:style>
    <style:style style:name="P3" style:family="paragraph" style:parent-style-name="Standard" style:list-style-name="L4">
      <style:paragraph-properties fo:text-align="start" style:justify-single-word="false"/>
      <style:text-properties style:font-name="Times new Roman" fo:font-size="14pt" fo:language="fr" fo:country="FR" fo:font-weight="bold" officeooo:rsid="001f2fda" officeooo:paragraph-rsid="001f2fda" style:font-size-asian="12.25pt" style:font-weight-asian="bold" style:font-size-complex="14pt" style:font-weight-complex="bold"/>
    </style:style>
    <style:style style:name="P4" style:family="paragraph" style:parent-style-name="Standard" style:list-style-name="L5">
      <style:paragraph-properties fo:text-align="start" style:justify-single-word="false"/>
      <style:text-properties style:font-name="Times new Roman" fo:font-size="14pt" fo:language="fr" fo:country="FR" fo:font-weight="bold" officeooo:rsid="001f2fda" officeooo:paragraph-rsid="001f2fda" style:font-size-asian="12.25pt" style:font-weight-asian="bold" style:font-size-complex="14pt" style:font-weight-complex="bold"/>
    </style:style>
    <style:style style:name="P5" style:family="paragraph" style:parent-style-name="Standard">
      <style:paragraph-properties fo:text-align="start" style:justify-single-word="false">
        <style:tab-stops>
          <style:tab-stop style:position="0.4689in"/>
        </style:tab-stops>
      </style:paragraph-properties>
      <style:text-properties style:font-name="Times new Roman" fo:font-size="14pt" fo:language="fr" fo:country="FR" fo:font-weight="bold" officeooo:rsid="001f2fda" officeooo:paragraph-rsid="001f2fda" style:font-size-asian="12.25pt" style:font-weight-asian="bold" style:font-size-complex="14pt" style:font-weight-complex="bold"/>
    </style:style>
    <style:style style:name="P6" style:family="paragraph" style:parent-style-name="Standard" style:list-style-name="L6">
      <style:paragraph-properties fo:text-align="start" style:justify-single-word="false">
        <style:tab-stops>
          <style:tab-stop style:position="0.4689in"/>
        </style:tab-stops>
      </style:paragraph-properties>
      <style:text-properties style:font-name="Times new Roman" fo:font-size="14pt" fo:language="fr" fo:country="FR" fo:font-weight="bold" officeooo:rsid="001f2fda" officeooo:paragraph-rsid="001f2fda" style:font-size-asian="12.25pt" style:font-weight-asian="bold" style:font-size-complex="14pt" style:font-weight-complex="bold"/>
    </style:style>
    <style:style style:name="P7" style:family="paragraph" style:parent-style-name="Standard" style:list-style-name="L10">
      <style:paragraph-properties fo:text-align="start" style:justify-single-word="false">
        <style:tab-stops>
          <style:tab-stop style:position="0.4689in"/>
        </style:tab-stops>
      </style:paragraph-properties>
      <style:text-properties style:font-name="Times new Roman" fo:font-size="14pt" fo:language="fr" fo:country="FR" fo:font-weight="bold" officeooo:rsid="001f2fda" officeooo:paragraph-rsid="002082bc" style:font-size-asian="12.25pt" style:font-weight-asian="bold" style:font-size-complex="14pt" style:font-weight-complex="bold"/>
    </style:style>
    <style:style style:name="P8" style:family="paragraph" style:parent-style-name="Standard" style:list-style-name="L8">
      <style:paragraph-properties fo:text-align="start" style:justify-single-word="false"/>
      <style:text-properties style:font-name="Times new Roman" fo:font-size="14pt" fo:language="fr" fo:country="FR" fo:font-weight="bold" officeooo:rsid="001f2fda" officeooo:paragraph-rsid="001f2fda"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Times new Roman" fo:font-size="12pt" fo:language="fr" fo:country="FR" fo:font-weight="normal" officeooo:rsid="001f2fda" officeooo:paragraph-rsid="001f2fda" style:font-size-asian="10.5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language="fr" fo:country="FR" officeooo:paragraph-rsid="001f2fda"/>
    </style:style>
    <style:style style:name="P11" style:family="paragraph" style:parent-style-name="Standard" style:list-style-name="L2">
      <style:paragraph-properties fo:text-align="start" style:justify-single-word="false"/>
      <style:text-properties fo:language="fr" fo:country="FR" officeooo:rsid="001f2fda" officeooo:paragraph-rsid="001f2fda"/>
    </style:style>
    <style:style style:name="P12" style:family="paragraph" style:parent-style-name="Standard">
      <style:paragraph-properties fo:text-align="start" style:justify-single-word="false"/>
      <style:text-properties fo:language="fr" fo:country="FR" officeooo:rsid="001f2fda" officeooo:paragraph-rsid="001f2fda"/>
    </style:style>
    <style:style style:name="P13" style:family="paragraph" style:parent-style-name="Standard" style:list-style-name="L3">
      <style:paragraph-properties fo:text-align="start" style:justify-single-word="false"/>
      <style:text-properties fo:language="fr" fo:country="FR" officeooo:rsid="001f2fda" officeooo:paragraph-rsid="001f2fda"/>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2082bc" style:font-size-asian="10.5pt" style:font-weight-asian="normal" style:font-size-complex="12pt" style:font-weight-complex="normal"/>
    </style:style>
    <style:style style:name="T3" style:family="text">
      <style:text-properties fo:font-size="12pt" fo:font-weight="normal" officeooo:rsid="002207df" style:font-size-asian="10.5pt" style:font-weight-asian="normal" style:font-size-complex="12pt"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style:font-name="Times new Roman" fo:font-size="12pt" fo:font-weight="normal" style:font-size-asian="10.5pt" style:font-weight-asian="normal" style:font-size-complex="12pt" style:font-weight-complex="normal"/>
    </style:style>
    <style:style style:name="T6" style:family="text">
      <style:text-properties style:font-name="Times new Roman" fo:font-size="12pt" fo:font-weight="normal" officeooo:rsid="001f2fda" style:font-size-asian="10.5pt" style:font-weight-asian="normal" style:font-size-complex="12pt" style:font-weight-complex="normal"/>
    </style:style>
    <style:style style:name="T7" style:family="text">
      <style:text-properties style:font-name="Times new Roman" fo:font-size="12pt" fo:font-weight="normal" officeooo:rsid="002082bc" style:font-size-asian="10.5pt" style:font-weight-asian="normal" style:font-size-complex="12pt"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te-rendu Release#1- groupe 5</text:p>
      <text:p text:style-name="P1"/>
      <text:p text:style-name="P1"/>
      <text:p text:style-name="P1"/>
      <text:p text:style-name="P2">Objectifs</text:p>
      <text:p text:style-name="P2"/>
      <text:p text:style-name="P2"><text:tab/><text:span text:style-name="T1">Pour cette première release, nous avons défini que l’objectif était d’avoir un logiciel qui non seulement interprète le MiniJaja mais aussi le compile en JajaCode et ainsi interprète le JajaCode.</text:span></text:p>
      <text:p text:style-name="P2"><text:span text:style-name="T1">Pour cela nous avons défini 3 objectifs principaux et quelques objectifs secondaires à completer en 3 sprints : </text:span></text:p>
      <text:p text:style-name="P2"><text:span text:style-name="T1"/></text:p>
      <text:p text:style-name="P2"><text:span text:style-name="T1">Principaux :</text:span></text:p>
      <text:p text:style-name="P2"><text:span text:style-name="T1"/></text:p>
      <text:list text:style-name="L2">
        <text:list-item>
          <text:p text:style-name="P10"><text:span text:style-name="T6">Créer le Parser/Lexer pour un sous-ensemble du MiniJaja correspondant aux opérations ar</text:span><text:span text:style-name="T7">it</text:span><text:span text:style-name="T6">hmétiques et comparateurs booléen (Avec JavaCC).</text:span></text:p>
        </text:list-item>
        <text:list-item>
          <text:p text:style-name="P11"><text:span text:style-name="T5">Créer l’AST ( avec JavaCC) et l’interpréteur de ce sous-ensemble du langage.</text:span></text:p>
        </text:list-item>
        <text:list-item>
          <text:p text:style-name="P11"><text:span text:style-name="T5">Compiler en JajaCode le sous-ensemble correspondant aux parties précédentes et interpréter ce JajaCode.</text:span></text:p>
        </text:list-item>
      </text:list>
      <text:p text:style-name="P12"><text:span text:style-name="T5"/></text:p>
      <text:p text:style-name="P12"><text:span text:style-name="T5">Secondaires : </text:span></text:p>
      <text:p text:style-name="P12"><text:span text:style-name="T5"/></text:p>
      <text:list xml:id="list474213366" text:style-name="L3">
        <text:list-item>
          <text:p text:style-name="P13"><text:span text:style-name="T5">Avoir une interface graphique qui permet d’éditer du code, importer/sauvegarder des fichiers</text:span></text:p>
        </text:list-item>
        <text:list-item>
          <text:p text:style-name="P13"><text:span text:style-name="T5">Pourvoir exécuter le code depuis l’interface graphique</text:span></text:p>
        </text:list-item>
        <text:list-item>
          <text:p text:style-name="P13"><text:span text:style-name="T5">Avoir un contrôleur de type fonctionnel</text:span></text:p>
        </text:list-item>
        <text:list-item>
          <text:p text:style-name="P13"><text:span text:style-name="T5">Implémentation de la mémoire (pile/tas)</text:span></text:p>
        </text:list-item>
      </text:list>
      <text:p text:style-name="P12"><text:span text:style-name="T5"/></text:p>
      <text:p text:style-name="P12"><text:span text:style-name="T5"><text:tab/>Pour ce qui est des objectifs principaux, nous avons pu compléter les deux premiers dans les temps impartis (lors des deux premiers sprints). Pour ce qui est du troisième, il est majoritairement fini mais quelques fonctionnalités sont encore manquantes sur l’interpréteur Jajacode.</text:span></text:p>
      <text:p text:style-name="P2"/>
      <text:p text:style-name="P2"/>
      <text:p text:style-name="P2"/>
      <text:p text:style-name="P2">Stratégies</text:p>
      <text:p text:style-name="P2"><text:tab/></text:p>
      <text:p text:style-name="P2"><text:tab/><text:span text:style-name="T1">Afin de mettre en oeuvre ce projet, nous avons utilisé plusieurs approches agiles.</text:span></text:p>
      <text:p text:style-name="P2"><text:span text:style-name="T1">Tout d’abord, afin d’organiser l’équipe nous avons décidé de choisir un Scrum Master ainsi qu’un responsable de projet. Le responsable de projet aura pour tâche principale de centraliser et diffuser les informations ainsi que de s’assurer de l’évolution continu</text:span><text:span text:style-name="T2">e</text:span><text:span text:style-name="T1"> de l’application. Quant au Scrum Master, il aura pour but de s’assurer des bonnes pratiques de l’équipe par rapport aux méthodes agiles.</text:span></text:p>
      <text:p text:style-name="P9"/>
      <text:p text:style-name="P2"><text:span text:style-name="T1"><text:tab/>Pour la rédaction des User Stories, nous nous sommes réunis afin de discuter des multiples possibilités qui doivent être disponible au moment de la release#1. Pour cela, nous avons listé plusieurs scénarios et les fonctionnalités qui étaient nécessaires à la réalisation de ces derniers. </text:span></text:p>
      <text:p text:style-name="P2"><text:span text:style-name="T1">Par la suite, nous avons découpés ces User Stories en tâches réalisable</text:span><text:span text:style-name="T2">s</text:span><text:span text:style-name="T1"> par une personne. Ces tâches ont <text:s/>vu leur complexité </text:span><text:span text:style-name="T2">évaluée</text:span><text:span text:style-name="T1"> ainsi que leur priorité selon les objectifs du sprint, les besoins de l’application mais aussi selon les besoins d’implémentations (algorithmes,...). Par exemple, au sprint 1, </text:span><text:soft-page-break/><text:span text:style-name="T1">bien que les tâches d’interprétations du Jajacode aient une complexité élevé</text:span><text:span text:style-name="T2">e</text:span><text:span text:style-name="T1"> étant donné que cela implique l’implémentation de visiteurs pour l’AST, leur priorité était faible au vu des objectifs du sprint et de l’état de l’application.</text:span></text:p>
      <text:p text:style-name="P2"><text:span text:style-name="T1"/></text:p>
      <text:p text:style-name="P2"><text:span text:style-name="T1"><text:tab/>Les tests représentant une partie très importante du développement nous avons désigné une personne pour le rôle de </text:span><text:span text:style-name="T2">T</text:span><text:span text:style-name="T1">ester qui a pour but de réaliser plusieurs types de tests : tests d’intégrations, paramétriques,… En revanche les tests unitaires correspondant à une ou plusieurs classes sont réalisés par l’ensemble de l’équipe. De plus, les scénarios de tests correspondant aux user stories permettent d’avoir une direction claire sur l’écriture des tests et le développement de l’application.</text:span></text:p>
      <text:p text:style-name="P2"><text:span text:style-name="T1"/></text:p>
      <text:p text:style-name="P2"><text:span text:style-name="T1"><text:tab/>Pour finir sur les revues, sous la responsabilité du responsable de projet nous avons effectué à chaque fin de sprint une revue afin de discuter des tâches effectué</text:span><text:span text:style-name="T2">e</text:span><text:span text:style-name="T1">s, des tâches restantes, des méthodes de travail, etc. Nous effectuons aussi sur chaque demande de Merge, une revue du code et des tests, ce qui permet de garder un œil sur l’avancement de l’application mais aussi sur la qualité du développement et des tests.</text:span></text:p>
      <text:p text:style-name="P2"><text:span text:style-name="T1"/></text:p>
      <text:p text:style-name="P2"><text:span text:style-name="T1"><text:tab/></text:span></text:p>
      <text:p text:style-name="P2"><text:span text:style-name="T1"/></text:p>
      <text:p text:style-name="P2"/>
      <text:p text:style-name="P2">CI/CD</text:p>
      <text:p text:style-name="P2"/>
      <text:p text:style-name="P2"><text:span text:style-name="T1"><text:tab/>Pour la CI/CD, aussi appelé</text:span><text:span text:style-name="T2">e</text:span><text:span text:style-name="T1"> intégration et développement continu, nous utilisons les jobs gitlab. On utilise un fichier qui défini</text:span><text:span text:style-name="T2">t</text:span><text:span text:style-name="T1"> l’entièreté des jobs à exécuter lors d’un merge ce qui nous permet d’avoir un œil sur la compilation de l’application et l’exécution des tests et ainsi avoir une branche toujours fonctionnelle.</text:span></text:p>
      <text:p text:style-name="P2"/>
      <text:p text:style-name="P2"/>
      <text:p text:style-name="P2"/>
      <text:p text:style-name="P2">Communications</text:p>
      <text:p text:style-name="P2"/>
      <text:p text:style-name="P9"><text:tab/>Afin de communiquer au sein du groupe nous utilisons la majeure partie du temps Discord, avec un serveur dédié, ce qui nous permet d’être réactif et au courant des dernières nouvelles concernant l’application. En plus de ce serveur, nous avons l’habitude de communiquer lors de séances de TP afin de résoudre certains problèmes ou bien pour le développement de certaines fonctionnalités.</text:p>
      <text:p text:style-name="P2"/>
      <text:p text:style-name="P2"/>
      <text:p text:style-name="P2"/>
      <text:p text:style-name="P2">Revues sprint</text:p>
      <text:p text:style-name="P2"/>
      <text:p text:style-name="P2"><text:tab/><text:span text:style-name="T1">Chaque revue de sprint comporte plusieurs points. Notamment les tâches réalisés, les tâches à réaliser au prochain sprint et enfin les avis des différents développeurs par rapport au sprint.</text:span></text:p>
      <text:p text:style-name="P2"><text:span text:style-name="T1">Sprint 1 :</text:span></text:p>
      <text:list xml:id="list1682421041" text:style-name="L4">
        <text:list-item>
          <text:p text:style-name="P3"><text:span text:style-name="T1">Fait :</text:span></text:p>
          <text:list>
            <text:list-item>
              <text:p text:style-name="P3"><text:span text:style-name="T1">Transformation en LL(1) de l’ensemble de la grammaire MiniJaja</text:span></text:p>
            </text:list-item>
            <text:list-item>
              <text:p text:style-name="P3"><text:span text:style-name="T1">Mise en place de Javacc/JJtree</text:span></text:p>
            </text:list-item>
            <text:list-item>
              <text:p text:style-name="P3"><text:span text:style-name="T1">Parser/Lexer MiniJaja sur l’ensemble de l</text:span><text:span text:style-name="T2">a</text:span><text:span text:style-name="T1"> grammaire MiniJaja</text:span></text:p>
            </text:list-item>
            <text:list-item>
              <text:p text:style-name="P3"><text:soft-page-break/><text:span text:style-name="T1">Première version de la pile</text:span></text:p>
            </text:list-item>
            <text:list-item>
              <text:p text:style-name="P3"><text:span text:style-name="T1">Editeur de texte et terminal d’affichage sur l’interface graphique</text:span></text:p>
            </text:list-item>
            <text:list-item>
              <text:p text:style-name="P3"><text:span text:style-name="T1">Tests sur le parser/lexer</text:span></text:p>
            </text:list-item>
          </text:list>
        </text:list-item>
        <text:list-item>
          <text:p text:style-name="P3"><text:span text:style-name="T1">A réaliser au prochain sprint : </text:span></text:p>
          <text:list>
            <text:list-item>
              <text:p text:style-name="P3"><text:span text:style-name="T1">Définir les nœuds de l’ast</text:span></text:p>
            </text:list-item>
            <text:list-item>
              <text:p text:style-name="P3"><text:span text:style-name="T1">Sauvegarder/importer fichier</text:span></text:p>
            </text:list-item>
            <text:list-item>
              <text:p text:style-name="P3"><text:span text:style-name="T1">Finir l’implémentation de la pile</text:span></text:p>
            </text:list-item>
            <text:list-item>
              <text:p text:style-name="P3"><text:span text:style-name="T1">Implémenter l’interpréteur MiniJaja sur le sous-ensemble défini</text:span></text:p>
            </text:list-item>
            <text:list-item>
              <text:p text:style-name="P3"><text:span text:style-name="T1">Implémenter CI/CD</text:span></text:p>
            </text:list-item>
          </text:list>
        </text:list-item>
        <text:list-item>
          <text:p text:style-name="P3"><text:span text:style-name="T1">Discussions :</text:span></text:p>
          <text:p text:style-name="P3"><text:span text:style-name="T4">*Inclure burdown chart de jira (down)*</text:span></text:p>
        </text:list-item>
      </text:list>
      <text:p text:style-name="P2"><text:span text:style-name="T1"/></text:p>
      <text:p text:style-name="P2"><text:span text:style-name="T1">Sprint 2 :</text:span></text:p>
      <text:list xml:id="list1246080795" text:style-name="L5">
        <text:list-item>
          <text:p text:style-name="P4"><text:span text:style-name="T1">Fait :</text:span></text:p>
          <text:list>
            <text:list-item>
              <text:p text:style-name="P4"><text:span text:style-name="T1">Création de l’AST</text:span></text:p>
            </text:list-item>
            <text:list-item>
              <text:p text:style-name="P4"><text:span text:style-name="T1">Interpréteur du sous-ensemble de MiniJaja</text:span></text:p>
            </text:list-item>
            <text:list-item>
              <text:p text:style-name="P4"><text:span text:style-name="T1">Importer/Sauvegarder fichier</text:span></text:p>
            </text:list-item>
            <text:list-item>
              <text:p text:style-name="P4"><text:span text:style-name="T1">Implémentation de la table des symboles et de la pile (complet)</text:span></text:p>
            </text:list-item>
            <text:list-item>
              <text:p text:style-name="P4"><text:span text:style-name="T1">Début du contrôle des types</text:span></text:p>
            </text:list-item>
            <text:list-item>
              <text:p text:style-name="P4"><text:span text:style-name="T1">Exécution du programme sur la l’interface graphique</text:span></text:p>
            </text:list-item>
            <text:list-item>
              <text:p text:style-name="P4"><text:span text:style-name="T1">Test des exceptions</text:span></text:p>
            </text:list-item>
          </text:list>
        </text:list-item>
        <text:list-item>
          <text:p text:style-name="P4"><text:span text:style-name="T1">A réaliser au prochain sprint :</text:span></text:p>
          <text:list>
            <text:list-item>
              <text:p text:style-name="P4"><text:span text:style-name="T1">Implémenter CI/CD</text:span></text:p>
            </text:list-item>
            <text:list-item>
              <text:p text:style-name="P4"><text:span text:style-name="T1">Finir contrôle des types</text:span></text:p>
            </text:list-item>
            <text:list-item>
              <text:p text:style-name="P4"><text:span text:style-name="T1">Implémentation tas</text:span></text:p>
            </text:list-item>
            <text:list-item>
              <text:p text:style-name="P4"><text:span text:style-name="T1">Parser/Lexer sur l’ensemble du JajaCode</text:span></text:p>
            </text:list-item>
            <text:list-item>
              <text:p text:style-name="P4"><text:span text:style-name="T1">Compilation JajaCode du sous-ensemble défini</text:span></text:p>
            </text:list-item>
            <text:list-item>
              <text:p text:style-name="P4"><text:span text:style-name="T1">Interprétation JajaCode du sous-ensemble défini</text:span></text:p>
            </text:list-item>
            <text:list-item>
              <text:p text:style-name="P4"><text:span text:style-name="T1">Ouvrir plusieurs fichiers sur l’éditeur de texte</text:span></text:p>
            </text:list-item>
            <text:list-item>
              <text:p text:style-name="P4"><text:span text:style-name="T1">Dark mode pour l’éditeur</text:span></text:p>
            </text:list-item>
            <text:list-item>
              <text:p text:style-name="P4"><text:span text:style-name="T1">Afficher résultat interprétation sur le terminal de l’éditeur</text:span></text:p>
            </text:list-item>
          </text:list>
        </text:list-item>
        <text:list-item>
          <text:p text:style-name="P4"><text:span text:style-name="T1">Discussions :</text:span></text:p>
          <text:list>
            <text:list-item>
              <text:p text:style-name="P4"><text:span text:style-name="T2">Etre plus impliqué</text:span><text:span text:style-name="T1"> sur le travail</text:span></text:p>
            </text:list-item>
            <text:list-item>
              <text:p text:style-name="P4"><text:span text:style-name="T1">Travailler 1 ticket à la fois et pas celui des autres</text:span></text:p>
            </text:list-item>
            <text:list-item>
              <text:p text:style-name="P4"><text:span text:style-name="T1">Faire tourner le rôle de Scrum Master</text:span></text:p>
            </text:list-item>
            <text:list-item>
              <text:p text:style-name="P4"><text:span text:style-name="T1">Notifier du travail fini avec les tickets</text:span></text:p>
            </text:list-item>
          </text:list>
          <text:p text:style-name="P4"><text:span text:style-name="T1"/></text:p>
        </text:list-item>
      </text:list>
      <text:p text:style-name="P2"><text:span text:style-name="T1">Sprint 3 : A venir (Apres rendu CR)</text:span></text:p>
      <text:p text:style-name="P2"><text:tab/><text:span text:style-name="T4">*Inclure burdown chart de jira (down)*</text:span></text:p>
      <text:p text:style-name="P2"/>
      <text:p text:style-name="P2"/>
      <text:p text:style-name="P2"/>
      <text:p text:style-name="P2">Tests</text:p>
      <text:p text:style-name="P2"/>
      <text:p text:style-name="P2"/>
      <text:p text:style-name="P2"/>
      <text:p text:style-name="P2"><text:soft-page-break/>Analyse des pratiques</text:p>
      <text:p text:style-name="P2"/>
      <text:p text:style-name="P5"><text:span text:style-name="T1">Pratiques fonctionnelles : </text:span></text:p>
      <text:list xml:id="list1511057571" text:style-name="L6">
        <text:list-item>
          <text:p text:style-name="P6"><text:span text:style-name="T1">Assigner un rôle de Tester</text:span></text:p>
        </text:list-item>
        <text:list-item>
          <text:p text:style-name="P6"><text:span text:style-name="T1">Assigner un développeur sur l’interface graphique à chaque sprint</text:span></text:p>
        </text:list-item>
        <text:list-item>
          <text:p text:style-name="P6"><text:span text:style-name="T1">Désigner un Scrum Master</text:span></text:p>
        </text:list-item>
        <text:list-item>
          <text:p text:style-name="P6"><text:span text:style-name="T1">Communication par Discord et revue de sprint en personne.</text:span></text:p>
        </text:list-item>
        <text:list-item>
          <text:p text:style-name="P6"><text:span text:style-name="T1">Désigner 2 développeurs à chaque merge request pour effectuer la revue de code</text:span></text:p>
        </text:list-item>
      </text:list>
      <text:p text:style-name="P5"><text:span text:style-name="T1">Pratiques non-fonctionnelles :</text:span></text:p>
      <text:list text:style-name="L10">
        <text:list-item>
          <text:p text:style-name="P7"><text:span text:style-name="T1">Laisser la responsabilité de Scrum Master à une seule personne. En effet, cela ne permet pas de responsabiliser </text:span><text:span text:style-name="T2">l’ensemble</text:span><text:span text:style-name="T1"> de l’équipe et donc rend les développeurs moins impliqués </text:span><text:span text:style-name="T3">et moins conscients des </text:span><text:span text:style-name="T1">méthode</text:span><text:span text:style-name="T3">s</text:span><text:span text:style-name="T1"> agile</text:span><text:span text:style-name="T3">s</text:span><text:span text:style-name="T1">.</text:span></text:p>
        </text:list-item>
      </text:list>
      <text:p text:style-name="P2"/>
      <text:p text:style-name="P2"/>
      <text:p text:style-name="P2"/>
      <text:p text:style-name="P2">Indications pour la suite</text:p>
      <text:p text:style-name="P2"/>
      <text:p text:style-name="P2"><text:tab/><text:span text:style-name="T1">Pour la suite nous avons plusieurs pistes d’améliorations : </text:span></text:p>
      <text:list text:style-name="L8">
        <text:list-item>
          <text:p text:style-name="P8"><text:span text:style-name="T1">Changer la Scrum Master chaque semaine pour responsabiliser </text:span><text:span text:style-name="T2">l’ensemble</text:span><text:span text:style-name="T1"> de l’équipe lors du développement. Jusqu’à maintenant le Scrum Master était la même personne.</text:span></text:p>
        </text:list-item>
      </text:list>
      <text:p text:style-name="P2"/>
      <text:p text:style-name="P2"><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 svg:font-family="'Times n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3T12:40:10.622007500</meta:creation-date>
    <dc:date>2024-11-03T14:53:17.897471360</dc:date>
    <meta:editing-duration>PT2H13M6S</meta:editing-duration>
    <meta:editing-cycles>3</meta:editing-cycles>
    <meta:generator>LibreOffice/7.4.7.2$Linux_X86_64 LibreOffice_project/40$Build-2</meta:generator>
    <meta:document-statistic meta:table-count="0" meta:image-count="0" meta:object-count="0" meta:page-count="4" meta:paragraph-count="86" meta:word-count="1053" meta:character-count="6649" meta:non-whitespace-character-count="5710"/>
  </office:meta>
</office:document-meta>
</file>